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555000000448B6CAF0B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2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>
      <style:graphic-properties style:protect="size"/>
    </style:style>
    <style:style style:name="pr1" style:family="presentation" style:parent-style-name="Text_20_Page_20_Master-title">
      <style:graphic-properties draw:fill-color="#ffffff" draw:auto-grow-height="true" fo:min-height="1.765cm"/>
    </style:style>
    <style:style style:name="pr2" style:family="presentation" style:parent-style-name="Text_20_Page_20_Master-outline1" style:list-style-name="L3">
      <style:graphic-properties draw:fill-color="#ffffff" draw:auto-grow-height="true" fo:min-height="12.853cm"/>
    </style:style>
    <style:style style:name="pr3" style:family="presentation" style:parent-style-name="Text_20_Page_20_Master-outline1" style:list-style-name="L3">
      <style:graphic-properties draw:fill-color="#ffffff" draw:auto-grow-height="true" fo:min-height="12.853cm"/>
    </style:style>
    <style:style style:name="pr4" style:family="presentation" style:parent-style-name="Text_20_Page_20_Master-notes">
      <style:graphic-properties draw:fill-color="#ffffff" draw:auto-grow-height="true" fo:min-height="11.565cm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fo:margin-left="0cm" fo:margin-right="0cm" fo:line-height="90%" fo:text-indent="0cm"/>
      <style:text-properties fo:font-size="38pt"/>
    </style:style>
    <style:style style:name="P3" style:family="paragraph">
      <style:paragraph-properties fo:margin-left="1.143cm" fo:margin-right="0cm" fo:line-height="85%" fo:text-indent="-0.813cm"/>
    </style:style>
    <style:style style:name="P4" style:family="paragraph">
      <style:paragraph-properties fo:margin-left="2.134cm" fo:margin-right="0cm" fo:text-indent="-0.838cm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38pt"/>
    </style:style>
    <style:style style:name="T2" style:family="text">
      <style:text-properties fo:color="#000000" fo:font-family="'Arial Narrow'" style:font-family-generic="swiss" style:font-pitch="variable" fo:font-size="32pt" style:font-size-asian="32pt" style:font-size-complex="32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presentation:footer-decl presentation:name="ftr1">Page</presentation:footer-decl>
      <draw:page draw:name="page1" draw:style-name="dp1" draw:master-page-name="Text_20_Page_20_Master" presentation:presentation-page-layout-name="AL1T19" presentation:use-footer-name="ftr1">
        <draw:frame presentation:style-name="pr1" draw:text-style-name="P2" draw:layer="layout" svg:width="23.062cm" svg:height="1.765cm" svg:x="1.308cm" svg:y="1.559cm" presentation:class="title" presentation:user-transformed="true">
          <draw:text-box>
            <text:p text:style-name="P1"><text:span text:style-name="T1">Why JSF and AJAX?</text:span></text:p>
          </draw:text-box>
        </draw:frame>
        <draw:frame presentation:style-name="pr2" draw:text-style-name="P3" draw:layer="layout" svg:width="22.636cm" svg:height="12.853cm" svg:x="1.094cm" svg:y="4.358cm" presentation:class="outline">
          <draw:text-box>
            <text:p text:style-name="P5"/>
          </draw:text-box>
        </draw:frame>
        <draw:frame draw:style-name="gr1" draw:layer="layout" svg:width="0.002cm" svg:height="0.98cm" svg:x="-1.74cm" svg:y="5.535cm">
          <draw:text-box>
            <text:p/>
          </draw:text-box>
        </draw:frame>
        <draw:frame draw:style-name="gr2" draw:layer="layout" svg:width="0.002cm" svg:height="0.98cm" svg:x="26.493cm" svg:y="13.821cm">
          <draw:text-box>
            <text:p/>
          </draw:text-box>
        </draw:frame>
        <draw:frame presentation:style-name="pr3" draw:text-style-name="P3" draw:layer="layout" svg:width="22.636cm" svg:height="15.663cm" svg:x="1.27cm" svg:y="3.175cm" presentation:class="outline" presentation:user-transformed="true">
          <draw:text-box>
            <text:list text:style-name="L2">
              <text:list-item>
                <text:p text:style-name="P3"><text:span text:style-name="T2">OO Design of JSF was ready for AJAX when AJAX wasn't cool.</text:span></text:p>
              </text:list-item>
            </text:list>
            <text:list text:style-name="L2">
              <text:list-item>
                <text:p text:style-name="P3"><text:span text:style-name="T2">Key Features of JSF that make it AJAX friendly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Flexible and extensible component mod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Well defined Request Processing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Flexible and extensible rendering mod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Excellent I18N, L10N, A11Y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Concepts that enable AJAX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Encapsulation: ability to hide JavaScript from the page author, but show it to the component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State Management: easily keep client and server state in sy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" presentation:class="page"/>
          <draw:frame presentation:style-name="pr4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Arial Unicode MS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.3-title" style:display-name="Sun_CorpTemp_2005_v2.3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.3-subtitle" style:display-name="Sun_CorpTemp_2005_v2.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.3-background" style:display-name="Sun_CorpTemp_2005_v2.3-background" style:family="presentation">
      <style:graphic-properties draw:stroke="none" draw:fill="solid" draw:fill-color="#ffffff" draw:fill-image-width="2.54cm" draw:fill-image-height="2.54cm"/>
    </style:style>
    <style:style style:name="Sun_5f_CorpTemp_5f_2005_5f_v2.3-backgroundobjects" style:display-name="Sun_CorpTemp_2005_v2.3-backgroundobjects" style:family="presentation">
      <style:graphic-properties draw:shadow="hidden" draw:shadow-offset-x="0.3cm" draw:shadow-offset-y="0.3cm" draw:shadow-color="#808080"/>
    </style:style>
    <style:style style:name="Sun_5f_CorpTemp_5f_2005_5f_v2.3-notes" style:display-name="Sun_CorpTemp_2005_v2.3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.3-outline1" style:display-name="Sun_CorpTemp_2005_v2.3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.3-outline2" style:display-name="Sun_CorpTemp_2005_v2.3-outline2" style:family="presentation" style:parent-style-name="Sun_5f_CorpTemp_5f_2005_5f_v2.3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3" style:display-name="Sun_CorpTemp_2005_v2.3-outline3" style:family="presentation" style:parent-style-name="Sun_5f_CorpTemp_5f_2005_5f_v2.3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4" style:display-name="Sun_CorpTemp_2005_v2.3-outline4" style:family="presentation" style:parent-style-name="Sun_5f_CorpTemp_5f_2005_5f_v2.3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.3-outline5" style:display-name="Sun_CorpTemp_2005_v2.3-outline5" style:family="presentation" style:parent-style-name="Sun_5f_CorpTemp_5f_2005_5f_v2.3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.3-outline6" style:display-name="Sun_CorpTemp_2005_v2.3-outline6" style:family="presentation" style:parent-style-name="Sun_5f_CorpTemp_5f_2005_5f_v2.3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.3-outline7" style:display-name="Sun_CorpTemp_2005_v2.3-outline7" style:family="presentation" style:parent-style-name="Sun_5f_CorpTemp_5f_2005_5f_v2.3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.3-outline8" style:display-name="Sun_CorpTemp_2005_v2.3-outline8" style:family="presentation" style:parent-style-name="Sun_5f_CorpTemp_5f_2005_5f_v2.3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.3-outline9" style:display-name="Sun_CorpTemp_2005_v2.3-outline9" style:family="presentation" style:parent-style-name="Sun_5f_CorpTemp_5f_2005_5f_v2.3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ext_20_Page_20_Master-backgroundobjects">
      <style:graphic-properties draw:fill="none" draw:auto-grow-height="false" fo:min-height="1.314cm"/>
    </style:style>
    <style:style style:name="pr4" style:family="presentation" style:parent-style-name="Sun_5f_CorpTemp_5f_2005_5f_v2.3-title">
      <style:graphic-properties draw:fill-color="#ffffff" draw:auto-grow-height="false" fo:min-height="3.181cm"/>
    </style:style>
    <style:style style:name="pr5" style:family="presentation" style:parent-style-name="Sun_5f_CorpTemp_5f_2005_5f_v2.3-outline1" style:list-style-name="L6">
      <style:graphic-properties draw:fill-color="#ffffff" draw:auto-grow-height="false" fo:min-height="12.001cm"/>
    </style:style>
    <style:style style:name="pr6" style:family="presentation" style:parent-style-name="Sun_5f_CorpTemp_5f_2005_5f_v2.3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&lt;number&gt;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/>
      <draw:page-thumbnail draw:layer="backgroundobjects" svg:width="5.939cm" svg:height="4.454cm" svg:x="11.88cm" svg:y="8.267cm"/>
      <draw:page-thumbnail draw:layer="backgroundobjects" svg:width="5.939cm" svg:height="4.454cm" svg:x="20.79cm" svg:y="8.267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5" draw:text-style-name="P3" draw:layer="backgroundobjects" svg:width="25.399cm" svg:height="1.264cm" svg:x="0.001cm" svg:y="0cm">
        <draw:image xlink:href="Pictures/1000000000000555000000448B6CAF0B.gif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span text:style-name="T3"><text:page-number>&lt;number&gt;</text:page-number>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6" draw:text-style-name="P10" draw:layer="backgroundobjects" svg:width="4.659cm" svg:height="0.467cm" svg:x="13.509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  <style:master-page style:name="Sun_5f_CorpTemp_5f_2005_5f_v2.3" style:display-name="Sun_CorpTemp_2005_v2.3" style:page-layout-name="PM1" draw:style-name="dp2">
      <draw:frame presentation:style-name="pr4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6.757cm" svg:height="3.73cm" svg:x="1.53cm" svg:y="12.9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2.3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0" draw:layer="backgroundobjects" svg:width="2.173cm" svg:height="0.467cm" svg:x="15.996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5$Build-9011</meta:generator>
    <meta:creation-date>2006-05-09T07:37:52</meta:creation-date>
    <dc:date>2006-09-25T12:27:35</dc:date>
    <dc:language>en-US</dc:language>
    <meta:editing-cycles>30</meta:editing-cycles>
    <meta:editing-duration>PT8H10M17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